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Title">
      <style:text-properties officeooo:rsid="00069a1a" officeooo:paragraph-rsid="00069a1a"/>
    </style:style>
    <style:style style:name="P2" style:family="paragraph" style:parent-style-name="Text_20_body">
      <style:text-properties officeooo:rsid="00069a1a" officeooo:paragraph-rsid="00069a1a"/>
    </style:style>
    <style:style style:name="P3" style:family="paragraph" style:parent-style-name="Text_20_body">
      <style:text-properties officeooo:paragraph-rsid="00069a1a"/>
    </style:style>
    <style:style style:name="P4" style:family="paragraph" style:parent-style-name="Subtitle">
      <style:text-properties officeooo:rsid="00069a1a" officeooo:paragraph-rsid="00069a1a"/>
    </style:style>
    <style:style style:name="P5" style:family="paragraph" style:parent-style-name="Heading_20_1">
      <style:paragraph-properties fo:break-before="page"/>
      <style:text-properties officeooo:rsid="00069a1a" officeooo:paragraph-rsid="00069a1a"/>
    </style:style>
    <style:style style:name="P6" style:family="paragraph" style:parent-style-name="Heading_20_1">
      <style:text-properties officeooo:rsid="00069a1a" officeooo:paragraph-rsid="00069a1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1 – Thread Process Benchmarker</text:p>
      <text:p text:style-name="P4">Ben Soer</text:p>
      <text:p text:style-name="P4">A00843110</text:p>
      <text:p text:style-name="P2"/>
      <text:h text:style-name="P5" text:outline-level="1">Table of Contents</text:h>
      <text:p text:style-name="P3"/>
      <text:p text:style-name="P3"/>
      <text:h text:style-name="P5" text:outline-level="1">Finite State Machines</text:h>
      <text:p text:style-name="P3"/>
      <text:h text:style-name="P6" text:outline-level="1">Data Flow Diagrams</text:h>
      <text:p text:style-name="P3"/>
      <text:h text:style-name="P6" text:outline-level="1">Pseudocode</text:h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8T12:52:57.028931037</meta:creation-date>
    <dc:date>2016-01-08T14:57:07.546600027</dc:date>
    <meta:editing-duration>PT1H49M10S</meta:editing-duration>
    <meta:editing-cycles>1</meta:editing-cycles>
    <meta:document-statistic meta:table-count="0" meta:image-count="0" meta:object-count="0" meta:page-count="3" meta:paragraph-count="7" meta:word-count="17" meta:character-count="114" meta:non-whitespace-character-count="103"/>
    <meta:generator>LibreOffice/4.4.7.2$Linux_X86_64 LibreOffice_project/40$Build-2</meta:generator>
  </office:meta>
</office:document-meta>
</file>